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0.99pt solid #000000" fo:border-top="0.06pt solid #000000"/>
    </style:style>
    <style:style style:name="ce24" style:family="table-cell" style:parent-style-name="Default">
      <style:table-cell-properties fo:border-bottom="0.99pt solid #000000" fo:border-left="0.06pt solid #000000" fo:border-right="0.99pt solid #000000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66cm" fo:min-width="0.149cm"/>
    </style:style>
    <style:style style:name="gr2" style:family="graphic">
      <style:graphic-properties draw:fill-color="#000000" draw:textarea-horizontal-align="justify" draw:textarea-vertical-align="middle" draw:auto-grow-height="false" fo:min-height="0.166cm" fo:min-width="0.149cm"/>
    </style:style>
    <style:style style:name="gr3" style:family="graphic">
      <style:graphic-properties draw:stroke="none" svg:stroke-color="#000000" draw:fill="none" draw:fill-color="#ffffff" fo:min-height="0.611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211cm" svg:height="0.234cm" svg:x="1.897cm" svg:y="4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2" svg:width="0.211cm" svg:height="0.234cm" svg:x="4.393cm" svg:y="42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2" draw:text-style-name="P2" svg:width="0.211cm" svg:height="0.234cm" svg:x="5.393cm" svg:y="44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2" svg:width="0.211cm" svg:height="0.234cm" svg:x="2.893cm" svg:y="45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" draw:style-name="gr3" draw:text-style-name="P3" svg:width="0.416cm" svg:height="0.611cm" svg:x="1.837cm" svg:y="44.336cm">
            <draw:text-box>
              <text:p>A</text:p>
            </draw:text-box>
          </draw:frame>
          <draw:frame draw:z-index="5" draw:style-name="gr3" draw:text-style-name="P3" svg:width="0.416cm" svg:height="0.611cm" svg:x="5.39cm" svg:y="44.366cm">
            <draw:text-box>
              <text:p>D</text:p>
            </draw:text-box>
          </draw:frame>
          <draw:frame draw:z-index="6" draw:style-name="gr3" draw:text-style-name="P3" svg:width="0.416cm" svg:height="0.611cm" svg:x="4.39cm" svg:y="42.566cm">
            <draw:text-box>
              <text:p>B</text:p>
            </draw:text-box>
          </draw:frame>
          <draw:frame draw:z-index="7" draw:style-name="gr3" draw:text-style-name="P4" svg:width="0.416cm" svg:height="0.611cm" svg:x="2.89cm" svg:y="46.166cm">
            <draw:text-box>
              <text:p><text:span text:style-name="T1">C</text:span></text:p>
            </draw:text-box>
          </draw:frame>
          <draw:frame draw:z-index="8" draw:style-name="gr3" draw:text-style-name="P4" svg:width="0.416cm" svg:height="0.611cm" svg:x="11.875cm" svg:y="46.166cm">
            <draw:text-box>
              <text:p><text:span text:style-name="T1">C</text:span></text:p>
            </draw:text-box>
          </draw:frame>
          <draw:custom-shape draw:z-index="9" draw:style-name="gr1" draw:text-style-name="P1" svg:width="0.211cm" svg:height="0.234cm" svg:x="10.882cm" svg:y="44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2" svg:width="0.211cm" svg:height="0.234cm" svg:x="13.378cm" svg:y="42.3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2" svg:width="0.211cm" svg:height="0.234cm" svg:x="14.378cm" svg:y="44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2" svg:width="0.211cm" svg:height="0.234cm" svg:x="11.878cm" svg:y="45.9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13" draw:style-name="gr3" draw:text-style-name="P3" svg:width="0.416cm" svg:height="0.611cm" svg:x="10.822cm" svg:y="44.336cm">
            <draw:text-box>
              <text:p>A</text:p>
            </draw:text-box>
          </draw:frame>
          <draw:frame draw:z-index="14" draw:style-name="gr3" draw:text-style-name="P3" svg:width="0.416cm" svg:height="0.611cm" svg:x="14.375cm" svg:y="44.366cm">
            <draw:text-box>
              <text:p>D</text:p>
            </draw:text-box>
          </draw:frame>
          <draw:frame draw:z-index="15" draw:style-name="gr3" draw:text-style-name="P3" svg:width="0.416cm" svg:height="0.611cm" svg:x="13.375cm" svg:y="42.566cm">
            <draw:text-box>
              <text:p>B</text:p>
            </draw:text-box>
          </draw:frame>
        </table:shapes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17"/>
          <table:table-cell table:style-name="ce1" office:value-type="string" calcext:value-type="string">
            <text:p>2D (2-DIMENSIONAL) SHAPES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company: USBONG</text:p>
          </table:table-cell>
          <table:table-cell table:number-columns-repeated="17"/>
          <table:table-cell table:style-name="ce2" office:value-type="string" calcext:value-type="string">
            <text:p>@company: USBONG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17"/>
          <table:table-cell table:style-name="ce2" office:value-type="string" calcext:value-type="string">
            <text:p>@author: SYSON, MICHAEL B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17"/>
          <table:table-cell table:style-name="ce2" office:value-type="string" calcext:value-type="string">
            <text:p>@date created: 20201116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last updated: 20220312; from 20201118</text:p>
          </table:table-cell>
          <table:table-cell table:number-columns-repeated="17"/>
          <table:table-cell table:style-name="ce2" office:value-type="string" calcext:value-type="string">
            <text:p>@last updated: 20220312; from 20201118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17"/>
          <table:table-cell table:style-name="ce2" office:value-type="string" calcext:value-type="string">
            <text:p>@open source: Apache License, Version 2.0</text:p>
          </table:table-cell>
          <table:table-cell table:number-columns-repeated="17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  <table:table-cell table:style-name="ce9" office:value-type="string" calcext:value-type="string">
            <text:p>B(0.00,-0.1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  <table:table-cell table:style-name="ce9" office:value-type="string" calcext:value-type="string">
            <text:p>C(0.10,-0.1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  <table:table-cell table:style-name="ce9" office:value-type="string" calcext:value-type="string">
            <text:p>D(0.10,0.00) //SET X,Y POSITIONS OF VERTEX D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5" table:number-columns-repeated="3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2:</text:p>
          </table:table-cell>
          <table:table-cell table:number-columns-repeated="17"/>
          <table:table-cell table:style-name="ce3" office:value-type="string" calcext:value-type="string">
            <text:p>2D SHAPES SKILL LEVEL 2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  <table:table-cell table:style-name="ce9" office:value-type="string" calcext:value-type="string">
            <text:p>A(0.00,0.5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  <table:table-cell table:style-name="ce9" office:value-type="string" calcext:value-type="string">
            <text:p>B(-0.50,0.0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  <table:table-cell table:style-name="ce9" office:value-type="string" calcext:value-type="string">
            <text:p>C(0.50,0.00) //SET X,Y POSITIONS OF VERTEX C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  <table:table-cell table:style-name="ce9" office:value-type="string" calcext:value-type="string">
            <text:p>A(0.00,0.00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  <table:table-cell table:style-name="ce9" office:value-type="string" calcext:value-type="string">
            <text:p>B(0.00,-0.40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  <table:table-cell table:style-name="ce9" office:value-type="string" calcext:value-type="string">
            <text:p>C(0.40,-0.40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  <table:table-cell table:style-name="ce9" office:value-type="string" calcext:value-type="string">
            <text:p>D(0.40,0.00) //SE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  <table:table-cell table:style-name="ce9" office:value-type="string" calcext:value-type="string">
            <text:p>A(STEPX,0.00) //ADD STEP COUNT TO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  <table:table-cell table:style-name="ce9" office:value-type="string" calcext:value-type="string">
            <text:p>B(STEPX,0.00) //ADD STEP COUNT TO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  <table:table-cell table:style-name="ce9" office:value-type="string" calcext:value-type="string">
            <text:p>C(STEPX,0.00) //ADD STEP COUNT TO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  <table:table-cell table:style-name="ce9" office:value-type="string" calcext:value-type="string">
            <text:p>D(STEPX,0.00) //ADD STEP COUNT TO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2" table:number-columns-repeated="35"/>
          <table:table-cell/>
        </table:table-row>
        <table:table-row table:style-name="ro1">
          <table:table-cell table:style-name="ce3" office:value-type="string" calcext:value-type="string">
            <text:p>2D SHAPES SKILL LEVEL 4:</text:p>
          </table:table-cell>
          <table:table-cell table:number-columns-repeated="17"/>
          <table:table-cell table:style-name="ce3" office:value-type="string" calcext:value-type="string">
            <text:p>2D SHAPES SKILL LEVEL 4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OUTPUT: </text:p>
          </table:table-cell>
          <table:table-cell table:number-columns-repeated="17"/>
          <table:table-cell table:style-name="ce3" office:value-type="string" calcext:value-type="string">
            <text:p>OUTPUT: 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8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20" table:number-columns-repeated="4"/>
          <table:table-cell table:style-name="ce24" office:value-type="float" office:value="0" calcext:value-type="float">
            <text:p>0</text:p>
          </table:table-cell>
          <table:table-cell table:style-name="ce20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20" table:number-columns-repeated="4"/>
          <table:table-cell table:style-name="ce24" office:value-type="float" office:value="0" calcext:value-type="float">
            <text:p>0</text:p>
          </table:table-cell>
          <table:table-cell table:style-name="ce20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8"/>
          <table:table-cell table:style-name="ce19" table:number-columns-repeated="4"/>
          <table:table-cell table:style-name="ce23"/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ARE THE VERTICES?</text:p>
          </table:table-cell>
          <table:table-cell table:number-columns-repeated="17"/>
          <table:table-cell table:style-name="ce2" office:value-type="string" calcext:value-type="string">
            <text:p>TANONG: WHERE ARE THE VERTICES?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 <text:s text:c="9"/>, <text:s text:c="9"/>) //SET X,Y POSITIONS OF VERTEX A</text:p>
          </table:table-cell>
          <table:table-cell table:number-columns-repeated="17"/>
          <table:table-cell table:style-name="ce9" office:value-type="string" calcext:value-type="string">
            <text:p>A( <text:s text:c="9"/>, <text:s text:c="9"/>) //SE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 <text:s text:c="9"/>, <text:s text:c="9"/>) //SET X,Y POSITIONS OF VERTEX B</text:p>
          </table:table-cell>
          <table:table-cell table:number-columns-repeated="17"/>
          <table:table-cell table:style-name="ce9" office:value-type="string" calcext:value-type="string">
            <text:p>B( <text:s text:c="9"/>, <text:s text:c="9"/>) //SE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 <text:s text:c="9"/>, <text:s text:c="9"/>) //SET X,Y POSITIONS OF VERTEX C</text:p>
          </table:table-cell>
          <table:table-cell table:number-columns-repeated="17"/>
          <table:table-cell table:style-name="ce9" office:value-type="string" calcext:value-type="string">
            <text:p>C( <text:s text:c="9"/>, <text:s text:c="9"/>) //SE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 <text:s text:c="9"/>, <text:s text:c="9"/>) //SET X,Y POSITIONS OF VERTEX D</text:p>
          </table:table-cell>
          <table:table-cell table:number-columns-repeated="17"/>
          <table:table-cell table:style-name="ce9" office:value-type="string" calcext:value-type="string">
            <text:p>D( <text:s text:c="9"/>, <text:s text:c="9"/>) //SET X,Y POSITIONS OF VERTEX 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-00-0000</text:date>, <text:time style:data-style-name="N2" text:time-value="11:30:51.94206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2-03-12T11:42:41.543587117</dc:date>
    <meta:editing-duration>PT7H57M1S</meta:editing-duration>
    <meta:editing-cycles>164</meta:editing-cycles>
    <meta:generator>LibreOffice/6.4.4.2$Linux_X86_64 LibreOffice_project/40$Build-2</meta:generator>
    <meta:print-date>2022-03-12T11:32:28.456421456</meta:print-date>
    <meta:document-statistic meta:table-count="1" meta:cell-count="232" meta:object-count="16"/>
  </office:meta>
</office:document-meta>
</file>